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D6CBEA015181F75A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.007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icture 55" text:anchor-type="as-char" svg:y="-11.811cm" svg:width="18.461cm" svg:height="9.811cm" draw:z-index="0"><draw:image xlink:href="Pictures/1000000000000556000002D6CBEA015181F75ADD.png" xlink:type="simple" xlink:show="embed" xlink:actuate="onLoad" loext:mime-type="image/png"/><svg:desc>A person using a computer

Description automatically generated with low confidenc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1:58:43.252900073</meta:creation-date>
    <dc:date>2022-05-04T14:12:37.053866967</dc:date>
    <meta:editing-duration>PT2H13M5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